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List_20_Paragraph">
      <style:paragraph-properties fo:margin-left="0.1465in" fo:margin-right="0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officeooo:rsid="0010e0ad" officeooo:paragraph-rsid="0010e0ad" style:font-size-asian="12pt" style:font-size-complex="12pt"/>
    </style:style>
    <style:style style:name="P2" style:family="paragraph" style:parent-style-name="List_20_Paragraph">
      <style:paragraph-properties fo:margin-left="0.1465in" fo:margin-right="0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letter-spacing="-0.0016in" fo:font-weight="bold" officeooo:rsid="0010e0ad" officeooo:paragraph-rsid="0010e0ad" style:font-size-asian="12pt" style:font-weight-asian="bold" style:font-size-complex="12pt"/>
    </style:style>
    <style:style style:name="P3" style:family="paragraph" style:parent-style-name="Heading_20_1">
      <style:paragraph-properties fo:margin-left="0.1465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letter-spacing="-0.0016in" fo:font-weight="normal" officeooo:rsid="0010e0ad" officeooo:paragraph-rsid="0010e0ad" style:font-size-asian="12pt" style:font-weight-asian="normal" style:font-size-complex="12pt" style:font-weight-complex="normal"/>
    </style:style>
    <style:style style:name="P4" style:family="paragraph" style:parent-style-name="List_20_Paragraph">
      <style:paragraph-properties fo:margin-left="0.1465in" fo:margin-right="0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letter-spacing="-0.0016in" fo:font-weight="normal" officeooo:rsid="0010e0ad" officeooo:paragraph-rsid="0010e0ad" style:font-size-asian="12pt" style:font-weight-asian="normal" style:font-size-complex="12pt" style:font-weight-complex="normal"/>
    </style:style>
    <style:style style:name="P5" style:family="paragraph" style:parent-style-name="Heading_20_1" style:list-style-name="WWNum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3016in"/>
        </style:tab-stops>
      </style:paragraph-properties>
      <style:text-properties style:font-name="arial" fo:font-size="12pt" officeooo:paragraph-rsid="0010e0ad" style:font-size-asian="12pt" style:font-size-complex="12pt"/>
    </style:style>
    <style:style style:name="P6" style:family="paragraph" style:parent-style-name="Heading_20_1" style:list-style-name="WWNum2">
      <style:paragraph-properties fo:margin-left="0in" fo:margin-right="0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officeooo:paragraph-rsid="0010e0ad" style:font-size-asian="12pt" style:font-size-complex="12pt"/>
    </style:style>
    <style:style style:name="P7" style:family="paragraph" style:parent-style-name="Heading_20_1" style:list-style-name="WWNum2">
      <style:paragraph-properties fo:margin-left="0.1465in" fo:margin-right="0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8" style:family="paragraph" style:parent-style-name="Heading_20_1" style:list-style-name="WWNum2">
      <style:paragraph-properties fo:margin-left="0.1465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9" style:family="paragraph" style:parent-style-name="Heading_20_1" style:list-style-name="WWNum2">
      <style:paragraph-properties fo:margin-left="0.1465in" fo:margin-right="0in" fo:margin-top="0.074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0" style:family="paragraph" style:parent-style-name="Heading_20_1" style:list-style-name="WWNum2">
      <style:paragraph-properties fo:margin-left="0.1472in" fo:margin-right="0.1453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1" style:family="paragraph" style:parent-style-name="Heading_20_1" style:list-style-name="WWNum2">
      <style:paragraph-properties fo:margin-left="0in" fo:margin-right="0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2" style:family="paragraph" style:parent-style-name="Heading_20_1" style:list-style-name="WWNum2">
      <style:paragraph-properties fo:margin-left="0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24d35" style:font-size-asian="12pt" style:font-weight-asian="normal" style:font-size-complex="12pt" style:font-weight-complex="normal"/>
    </style:style>
    <style:style style:name="P13" style:family="paragraph" style:parent-style-name="Heading_20_1" style:list-style-name="WWNum2">
      <style:paragraph-properties fo:margin-left="0.1465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rsid="0010e0ad" officeooo:paragraph-rsid="0010e0ad" style:font-size-asian="12pt" style:font-weight-asian="normal" style:font-size-complex="12pt" style:font-weight-complex="normal"/>
    </style:style>
    <style:style style:name="P14" style:family="paragraph" style:parent-style-name="Heading_20_1" style:list-style-name="WWNum2">
      <style:paragraph-properties fo:margin-left="0in" fo:margin-right="0in" fo:margin-top="0.074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rsid="0010e0ad" officeooo:paragraph-rsid="0010e0ad" style:font-size-asian="12pt" style:font-weight-asian="normal" style:font-size-complex="12pt" style:font-weight-complex="normal"/>
    </style:style>
    <style:style style:name="P15" style:family="paragraph" style:parent-style-name="Heading_20_1">
      <style:paragraph-properties fo:margin-left="0.1465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letter-spacing="-0.0016in" fo:font-weight="normal" officeooo:rsid="0010e0ad" officeooo:paragraph-rsid="0010e0ad" style:font-size-asian="12pt" style:font-weight-asian="normal" style:font-size-complex="12pt" style:font-weight-complex="normal"/>
    </style:style>
    <style:style style:name="P16" style:family="paragraph" style:parent-style-name="Heading_20_1">
      <style:paragraph-properties fo:margin-left="0.1465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letter-spacing="-0.0016in" fo:font-weight="bold" officeooo:rsid="0010e0ad" officeooo:paragraph-rsid="0010e0ad" style:font-size-asian="12pt" style:font-weight-asian="bold" style:font-size-complex="12pt"/>
    </style:style>
    <style:style style:name="P17" style:family="paragraph" style:parent-style-name="Heading_20_1">
      <style:paragraph-properties fo:margin-left="0.1465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fo:color="#2a6099" loext:opacity="100%" style:font-name="arial" fo:font-size="12pt" fo:letter-spacing="-0.0016in" fo:font-weight="normal" officeooo:rsid="00170a1e" officeooo:paragraph-rsid="00170a1e" style:font-size-asian="12pt" style:font-weight-asian="normal" style:font-size-complex="12pt" style:font-weight-complex="normal"/>
    </style:style>
    <style:style style:name="P18" style:family="paragraph" style:parent-style-name="Heading_20_1" style:list-style-name="L1">
      <style:paragraph-properties fo:margin-top="0.0756in" fo:margin-bottom="0in" style:contextual-spacing="false" fo:line-height="100%" fo:text-align="start" style:justify-single-word="false">
        <style:tab-stops>
          <style:tab-stop style:position="0.398in"/>
          <style:tab-stop style:position="0.3984in"/>
        </style:tab-stops>
      </style:paragraph-properties>
      <style:text-properties fo:color="#2a6099" loext:opacity="100%" style:font-name="arial" fo:font-size="12pt" fo:letter-spacing="-0.0016in" fo:font-weight="normal" officeooo:rsid="00170a1e" officeooo:paragraph-rsid="00170a1e" style:font-size-asian="12pt" style:font-weight-asian="normal" style:font-size-complex="12pt" style:font-weight-complex="normal"/>
    </style:style>
    <style:style style:name="P19" style:family="paragraph" style:parent-style-name="Heading_20_1" style:list-style-name="L2">
      <style:paragraph-properties fo:margin-top="0.0756in" fo:margin-bottom="0in" style:contextual-spacing="false" fo:line-height="100%" fo:text-align="start" style:justify-single-word="false">
        <style:tab-stops>
          <style:tab-stop style:position="0.398in"/>
          <style:tab-stop style:position="0.3984in"/>
        </style:tab-stops>
      </style:paragraph-properties>
      <style:text-properties fo:color="#2a6099" loext:opacity="100%" style:font-name="arial" fo:font-size="12pt" fo:letter-spacing="-0.0016in" fo:font-weight="normal" officeooo:rsid="00170a1e" officeooo:paragraph-rsid="00170a1e" style:font-size-asian="12pt" style:font-weight-asian="normal" style:font-size-complex="12pt" style:font-weight-complex="normal"/>
    </style:style>
    <style:style style:name="P20" style:family="paragraph" style:parent-style-name="Heading_20_1">
      <style:paragraph-properties fo:margin-left="0.1465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fo:color="#2a6099" loext:opacity="100%" style:font-name="arial" fo:font-size="12pt" fo:letter-spacing="-0.0016in" fo:font-weight="bold" officeooo:rsid="00189f3e" officeooo:paragraph-rsid="00189f3e" style:font-size-asian="12pt" style:font-weight-asian="bold" style:font-size-complex="12pt"/>
    </style:style>
    <style:style style:name="P21" style:family="paragraph" style:parent-style-name="List_20_Paragraph" style:list-style-name="WWNum2">
      <style:paragraph-properties fo:margin-left="0.1465in" fo:margin-right="0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2" style:family="paragraph" style:parent-style-name="List_20_Paragraph" style:list-style-name="WWNum2">
      <style:paragraph-properties fo:margin-left="0.1465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3" style:family="paragraph" style:parent-style-name="List_20_Paragraph" style:list-style-name="WWNum2">
      <style:paragraph-properties fo:margin-left="0.1465in" fo:margin-right="0in" fo:margin-top="0.074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4" style:family="paragraph" style:parent-style-name="List_20_Paragraph" style:list-style-name="WWNum2">
      <style:paragraph-properties fo:margin-left="0.1472in" fo:margin-right="0.1465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5" style:family="paragraph" style:parent-style-name="List_20_Paragraph" style:list-style-name="WWNum2">
      <style:paragraph-properties fo:margin-left="0.1472in" fo:margin-right="0.15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6" style:family="paragraph" style:parent-style-name="List_20_Paragraph" style:list-style-name="WWNum2">
      <style:paragraph-properties fo:margin-left="0in" fo:margin-right="0in" fo:margin-top="0.074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7" style:family="paragraph" style:parent-style-name="List_20_Paragraph" style:list-style-name="WWNum2">
      <style:paragraph-properties fo:margin-left="0in" fo:margin-right="0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8" style:family="paragraph" style:parent-style-name="List_20_Paragraph" style:list-style-name="WWNum2">
      <style:paragraph-properties fo:margin-left="0in" fo:margin-right="0in" fo:margin-top="0.0756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9" style:family="paragraph" style:parent-style-name="List_20_Paragraph" style:list-style-name="WWNum2">
      <style:paragraph-properties fo:margin-left="0in" fo:margin-right="0in" fo:margin-top="0.039in" fo:margin-bottom="0in" style:contextual-spacing="false" fo:line-height="100%" fo:text-align="start" style:justify-single-word="false" fo:text-indent="0in" style:auto-text-indent="false">
        <style:tab-stops>
          <style:tab-stop style:position="0.3016in"/>
        </style:tab-stops>
      </style:paragraph-properties>
      <style:text-properties style:font-name="arial" fo:font-size="12pt" officeooo:paragraph-rsid="0010e0ad" style:font-size-asian="12pt" style:font-size-complex="12pt"/>
    </style:style>
    <style:style style:name="P30" style:family="paragraph" style:parent-style-name="List_20_Paragraph">
      <style:paragraph-properties fo:margin-left="0.1465in" fo:margin-right="0in" fo:margin-top="0.0764in" fo:margin-bottom="0in" style:contextual-spacing="false" fo:line-height="100%" fo:text-align="start" style:justify-single-word="false" fo:text-indent="0in" style:auto-text-indent="false">
        <style:tab-stops>
          <style:tab-stop style:position="0.398in"/>
          <style:tab-stop style:position="0.3984in"/>
        </style:tab-stops>
      </style:paragraph-properties>
      <style:text-properties fo:color="#2a6099" loext:opacity="100%" style:font-name="arial" fo:font-size="12pt" fo:letter-spacing="-0.0016in" fo:font-weight="normal" officeooo:rsid="0010e0ad" officeooo:paragraph-rsid="0010e0ad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2a6099" loext:opacity="100%" style:font-name="arial" fo:font-size="12pt" officeooo:rsid="00189f3e" officeooo:paragraph-rsid="00189f3e" style:font-size-asian="12pt" style:font-size-complex="12pt"/>
    </style:style>
    <style:style style:name="P32" style:family="paragraph" style:parent-style-name="Text_20_body" style:list-style-name="L3">
      <style:text-properties fo:color="#2a6099" loext:opacity="100%" style:font-name="arial" fo:font-size="12pt" officeooo:rsid="00189f3e" officeooo:paragraph-rsid="00189f3e" style:font-size-asian="12pt" style:font-size-complex="12pt"/>
    </style:style>
    <style:style style:name="P33" style:family="paragraph" style:parent-style-name="Text_20_body" style:list-style-name="L4">
      <style:text-properties fo:color="#2a6099" loext:opacity="100%" style:font-name="arial" fo:font-size="12pt" officeooo:rsid="00189f3e" officeooo:paragraph-rsid="00189f3e" style:font-size-asian="12pt" style:font-size-complex="12pt"/>
    </style:style>
    <style:style style:name="P34" style:family="paragraph" style:parent-style-name="Text_20_body">
      <style:text-properties fo:color="#2a6099" loext:opacity="100%" style:font-name="arial" fo:font-size="12pt" fo:font-weight="bold" officeooo:rsid="00189f3e" officeooo:paragraph-rsid="00189f3e" style:font-size-asian="12pt" style:font-weight-asian="bold" style:font-size-complex="12pt" style:font-weight-complex="bold"/>
    </style:style>
    <style:style style:name="T1" style:family="text">
      <style:text-properties fo:letter-spacing="-0.0047in"/>
    </style:style>
    <style:style style:name="T2" style:family="text">
      <style:text-properties fo:letter-spacing="-0.0047in" officeooo:rsid="00124d35"/>
    </style:style>
    <style:style style:name="T3" style:family="text">
      <style:text-properties fo:letter-spacing="-0.0055in"/>
    </style:style>
    <style:style style:name="T4" style:family="text">
      <style:text-properties fo:letter-spacing="-0.002in"/>
    </style:style>
    <style:style style:name="T5" style:family="text">
      <style:text-properties fo:letter-spacing="-0.002in" fo:font-weight="bold" style:font-weight-asian="bold"/>
    </style:style>
    <style:style style:name="T6" style:family="text">
      <style:text-properties fo:letter-spacing="-0.002in" fo:font-weight="normal" style:font-weight-asian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1339fe" style:font-weight-asian="bold"/>
    </style:style>
    <style:style style:name="T9" style:family="text">
      <style:text-properties fo:letter-spacing="-0.0035in"/>
    </style:style>
    <style:style style:name="T10" style:family="text">
      <style:text-properties fo:letter-spacing="-0.0035in" fo:font-weight="bold" style:font-weight-asian="bold"/>
    </style:style>
    <style:style style:name="T11" style:family="text">
      <style:text-properties fo:letter-spacing="-0.0035in" fo:font-weight="normal" style:font-weight-asian="normal" style:font-weight-complex="normal"/>
    </style:style>
    <style:style style:name="T12" style:family="text">
      <style:text-properties fo:letter-spacing="-0.0028in"/>
    </style:style>
    <style:style style:name="T13" style:family="text">
      <style:text-properties fo:letter-spacing="-0.0028in" fo:font-weight="bold" style:font-weight-asian="bold"/>
    </style:style>
    <style:style style:name="T14" style:family="text">
      <style:text-properties fo:letter-spacing="-0.0028in" fo:font-weight="normal" style:font-weight-asian="normal" style:font-weight-complex="normal"/>
    </style:style>
    <style:style style:name="T15" style:family="text">
      <style:text-properties fo:letter-spacing="-0.0043in"/>
    </style:style>
    <style:style style:name="T16" style:family="text">
      <style:text-properties fo:letter-spacing="-0.0043in" fo:font-weight="bold" style:font-weight-asian="bold"/>
    </style:style>
    <style:style style:name="T17" style:family="text">
      <style:text-properties fo:letter-spacing="-0.0043in" fo:font-weight="normal" style:font-weight-asian="normal" style:font-weight-complex="normal"/>
    </style:style>
    <style:style style:name="T18" style:family="text">
      <style:text-properties fo:letter-spacing="-0.0016in"/>
    </style:style>
    <style:style style:name="T19" style:family="text">
      <style:text-properties fo:letter-spacing="-0.0016in" fo:font-weight="bold" style:font-weight-asian="bold"/>
    </style:style>
    <style:style style:name="T20" style:family="text">
      <style:text-properties fo:letter-spacing="-0.0016in" fo:font-weight="normal" style:font-weight-asian="normal" style:font-weight-complex="normal"/>
    </style:style>
    <style:style style:name="T21" style:family="text">
      <style:text-properties fo:letter-spacing="-0.0016in" officeooo:rsid="0010e0ad"/>
    </style:style>
    <style:style style:name="T22" style:family="text">
      <style:text-properties fo:letter-spacing="0.0047in"/>
    </style:style>
    <style:style style:name="T23" style:family="text">
      <style:text-properties fo:letter-spacing="0.0055in"/>
    </style:style>
    <style:style style:name="T24" style:family="text">
      <style:text-properties fo:letter-spacing="0.0043in"/>
    </style:style>
    <style:style style:name="T25" style:family="text">
      <style:text-properties fo:letter-spacing="0.0063in"/>
    </style:style>
    <style:style style:name="T26" style:family="text">
      <style:text-properties fo:letter-spacing="-0.0063in"/>
    </style:style>
    <style:style style:name="T27" style:family="text">
      <style:text-properties officeooo:rsid="0010e0ad"/>
    </style:style>
    <style:style style:name="T28" style:family="text">
      <style:text-properties fo:letter-spacing="0.0071in"/>
    </style:style>
    <style:style style:name="T29" style:family="text">
      <style:text-properties fo:letter-spacing="0.0008in"/>
    </style:style>
    <style:style style:name="T30" style:family="text">
      <style:text-properties fo:letter-spacing="0.0008in" fo:font-weight="normal" style:font-weight-asian="normal" style:font-weight-complex="normal"/>
    </style:style>
    <style:style style:name="T31" style:family="text">
      <style:text-properties fo:letter-spacing="-0.0008in"/>
    </style:style>
    <style:style style:name="T32" style:family="text">
      <style:text-properties fo:letter-spacing="-0.0008in" fo:font-weight="bold" style:font-weight-asian="bold"/>
    </style:style>
    <style:style style:name="T33" style:family="text">
      <style:text-properties fo:letter-spacing="-0.0327in"/>
    </style:style>
    <style:style style:name="T34" style:family="text">
      <style:text-properties fo:letter-spacing="-0.0071in"/>
    </style:style>
    <style:style style:name="T35" style:family="text">
      <style:text-properties fo:letter-spacing="0.0035in"/>
    </style:style>
    <style:style style:name="T36" style:family="text">
      <style:text-properties fo:letter-spacing="0.002in"/>
    </style:style>
    <style:style style:name="T37" style:family="text">
      <style:text-properties fo:letter-spacing="0.0028in"/>
    </style:style>
    <style:style style:name="T38" style:family="text">
      <style:text-properties fo:letter-spacing="-0.0319in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2a6099" loext:opacity="100%" fo:letter-spacing="-0.002in" officeooo:rsid="001519b3"/>
    </style:style>
    <style:style style:name="T41" style:family="text">
      <style:text-properties fo:color="#2a6099" loext:opacity="100%" fo:letter-spacing="-0.0035in" officeooo:rsid="001519b3"/>
    </style:style>
    <style:style style:name="T42" style:family="text">
      <style:text-properties fo:color="#2a6099" loext:opacity="100%" fo:letter-spacing="-0.0063in" officeooo:rsid="001519b3"/>
    </style:style>
    <style:style style:name="T43" style:family="text">
      <style:text-properties fo:color="#2a6099" loext:opacity="100%" fo:letter-spacing="-0.0028in" officeooo:rsid="001519b3"/>
    </style:style>
    <style:style style:name="T44" style:family="text">
      <style:text-properties fo:color="#2a6099" loext:opacity="100%" fo:letter-spacing="-0.0055in" officeooo:rsid="001519b3"/>
    </style:style>
    <style:style style:name="T45" style:family="text">
      <style:text-properties fo:color="#2a6099" loext:opacity="100%" officeooo:rsid="001519b3"/>
    </style:style>
    <style:style style:name="T46" style:family="text">
      <style:text-properties fo:color="#2a6099" loext:opacity="100%" fo:letter-spacing="-0.0016in" officeooo:rsid="001519b3"/>
    </style:style>
    <style:style style:name="T47" style:family="text">
      <style:text-properties fo:language="ca" fo:country="ES" style:font-name-asian="Calibri1" style:language-asian="en" style:country-asian="US" style:font-name-complex="Calibri1" style:language-complex="ar" style:country-complex="SA"/>
    </style:style>
    <style:style style:name="T48" style:family="text">
      <style:text-properties fo:language="ca" fo:country="ES" officeooo:rsid="001519b3" style:font-name-asian="Calibri1" style:language-asian="en" style:country-asian="US" style:font-name-complex="Calibri1" style:language-complex="ar" style:country-complex="SA"/>
    </style:style>
    <style:style style:name="T49" style:family="text">
      <style:text-properties fo:language="ca" fo:country="ES" officeooo:rsid="00170a1e" style:font-name-asian="Calibri1" style:language-asian="en" style:country-asian="US" style:font-name-complex="Calibri1" style:language-complex="ar" style:country-complex="SA"/>
    </style:style>
    <style:style style:name="T50" style:family="text">
      <style:text-properties officeooo:rsid="00170a1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465in" fo:text-indent="-0.25in" fo:margin-left="0.646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965in" fo:text-indent="-0.25in" fo:margin-left="0.89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465in" fo:text-indent="-0.25in" fo:margin-left="1.14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965in" fo:text-indent="-0.25in" fo:margin-left="1.39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465in" fo:text-indent="-0.25in" fo:margin-left="1.64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965in" fo:text-indent="-0.25in" fo:margin-left="1.89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465in" fo:text-indent="-0.25in" fo:margin-left="2.14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965in" fo:text-indent="-0.25in" fo:margin-left="2.39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465in" fo:text-indent="-0.25in" fo:margin-left="2.64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965in" fo:text-indent="-0.25in" fo:margin-left="2.896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465in" fo:text-indent="-0.25in" fo:margin-left="0.646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965in" fo:text-indent="-0.25in" fo:margin-left="0.89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465in" fo:text-indent="-0.25in" fo:margin-left="1.14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965in" fo:text-indent="-0.25in" fo:margin-left="1.39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465in" fo:text-indent="-0.25in" fo:margin-left="1.64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965in" fo:text-indent="-0.25in" fo:margin-left="1.89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465in" fo:text-indent="-0.25in" fo:margin-left="2.14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965in" fo:text-indent="-0.25in" fo:margin-left="2.39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465in" fo:text-indent="-0.25in" fo:margin-left="2.64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965in" fo:text-indent="-0.25in" fo:margin-left="2.896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75795142" text:style-name="WWNum5">
        <text:list-header>
          <text:h text:style-name="P5" text:outline-level="2"/>
          <text:h text:style-name="P5" text:outline-level="2"><text:span text:style-name="T27">1 </text:span>Classifica<text:span text:style-name="T1"> </text:span>els<text:span text:style-name="T3"> </text:span>elements<text:span text:style-name="T1"> </text:span>patrimonials<text:span text:style-name="T4"> </text:span>següents:</text:h>
        </text:list-header>
      </text:list>
      <text:list xml:id="list2718491603" text:style-name="WWNum2">
        <text:list-header>
          <text:p text:style-name="P21">- Reserves.<text:span text:style-name="T4"> </text:span><text:span text:style-name="T40">Passiu net patrimonial</text:span></text:p>
          <text:p text:style-name="P24">- Deutes<text:span text:style-name="T15"> </text:span>a<text:span text:style-name="T9"> </text:span>llarg<text:span text:style-name="T9"> </text:span>termini.<text:span text:style-name="T9"> </text:span><text:span text:style-name="T41">Passiu no corrent</text:span></text:p>
          <text:p text:style-name="P21">- Proveïdors.<text:span text:style-name="T26"> </text:span><text:span text:style-name="T42">Passiu corrent</text:span></text:p>
          <text:p text:style-name="P22">- Immobilitzat<text:span text:style-name="T9"> </text:span>intangible.<text:span text:style-name="T9"> </text:span><text:span text:style-name="T41">Actiu no corrent</text:span></text:p>
          <text:p text:style-name="P21">- Clients.<text:span text:style-name="T12"> </text:span><text:span text:style-name="T43">Actiu corrent</text:span></text:p>
          <text:p text:style-name="P21">- Existències.<text:span text:style-name="T3"> </text:span><text:span text:style-name="T44">Actiu corrent</text:span></text:p>
          <text:p text:style-name="P21">- Capital<text:span text:style-name="T9"> </text:span>social. <text:span text:style-name="T45">Passiu net patrimonial</text:span></text:p>
          <text:p text:style-name="P21">- Deutes<text:span text:style-name="T9"> </text:span>a<text:span text:style-name="T1"> </text:span>curt<text:span text:style-name="T15"> </text:span>termini.<text:span text:style-name="T18"> </text:span><text:span text:style-name="T46">Passiu corrent</text:span></text:p>
          <text:p text:style-name="P21"><text:span text:style-name="T18">- </text:span><text:span text:style-name="T21">Diners en compte corrent </text:span><text:span text:style-name="T46">Actiu corrent</text:span></text:p>
        </text:list-header>
      </text:list>
      <text:p text:style-name="P2"/>
      <text:p text:style-name="P2">2 Fes un esquema de les diferents masses patrimonials que integren l’actiu i el passiu d’un balanç.</text:p>
      <text:p text:style-name="P2"/>
      <text:p text:style-name="P2">3 Busca informació sobre l’amortització, que és, on s’ubica en el balanç</text:p>
      <text:p text:style-name="P30"><text:span text:style-name="T47">É</text:span><text:span text:style-name="T48">s la reducció del valor d’un actiu o passiu amb el pas del temps, </text:span><text:span text:style-name="T49">per tant, </text:span><text:span text:style-name="T50">l’amortitzaci</text:span><text:span text:style-name="T49">ó s’ubica com a actiu no corrent.</text:span></text:p>
      <text:p text:style-name="P1"><text:span text:style-name="T19">4 Elabora</text:span><text:span text:style-name="T10"> </text:span><text:span text:style-name="T19">el</text:span><text:span text:style-name="T13"> </text:span><text:span text:style-name="T19">balanç de</text:span><text:span text:style-name="T10"> </text:span><text:span text:style-name="T19">l'empresa</text:span><text:span text:style-name="T16"> </text:span><text:span text:style-name="T19">Bales,</text:span><text:span text:style-name="T5"> </text:span><text:span text:style-name="T19">SL, a</text:span><text:span text:style-name="T10"> </text:span><text:span text:style-name="T19">partir</text:span><text:span text:style-name="T10"> </text:span><text:span text:style-name="T19">de</text:span><text:span text:style-name="T10"> </text:span><text:span text:style-name="T19">la</text:span><text:span text:style-name="T13"> </text:span><text:span text:style-name="T19">informació següent:</text:span></text:p>
      <text:list xml:id="list150108060184161" text:continue-numbering="true" text:style-name="WWNum2">
        <text:list-header>
          <text:p text:style-name="P23">- L’aportació<text:span text:style-name="T9"> </text:span>inicial<text:span text:style-name="T4"> </text:span>que<text:span text:style-name="T1"> </text:span>van<text:span text:style-name="T12"> </text:span>dur<text:span text:style-name="T12"> </text:span>a<text:span text:style-name="T4"> </text:span>terme<text:span text:style-name="T12"> </text:span>els<text:span text:style-name="T15"> </text:span>seus<text:span text:style-name="T9"> </text:span>socis<text:span text:style-name="T9"> </text:span>va<text:span text:style-name="T9"> </text:span>ser<text:span text:style-name="T4"> </text:span>de<text:span text:style-name="T1"> </text:span>70<text:span text:style-name="T9"> </text:span>000<text:span text:style-name="T4"> </text:span>€.</text:p>
          <text:h text:style-name="P7" text:outline-level="2">- El<text:span text:style-name="T4"> </text:span>deute<text:span text:style-name="T4"> </text:span>dels<text:span text:style-name="T4"> </text:span>clients<text:span text:style-name="T9"> </text:span>amb<text:span text:style-name="T12"> </text:span>l’empresa<text:span text:style-name="T12"> </text:span>puja<text:span text:style-name="T12"> </text:span>a<text:span text:style-name="T15"> </text:span>la<text:span text:style-name="T12"> </text:span>suma<text:span text:style-name="T12"> </text:span>de<text:span text:style-name="T15"> </text:span>4<text:span text:style-name="T12"> </text:span>400<text:span text:style-name="T9"> </text:span>€;<text:span text:style-name="T12"> </text:span>es<text:span text:style-name="T9"> </text:span>cobrarà<text:span text:style-name="T12"> </text:span>en<text:span text:style-name="T1"> </text:span>60<text:span text:style-name="T12"> </text:span>dies.</text:h>
          <text:p text:style-name="P22">- Enguany<text:span text:style-name="T9"> </text:span>l’empresa<text:span text:style-name="T9"> </text:span>ha<text:span text:style-name="T15"> </text:span>dotat<text:span text:style-name="T12"> </text:span>la<text:span text:style-name="T9"> </text:span>reserva<text:span text:style-name="T1"> </text:span>legal<text:span text:style-name="T12"> </text:span>amb<text:span text:style-name="T9"> </text:span>un<text:span text:style-name="T15"> </text:span>total<text:span text:style-name="T12"> </text:span>de<text:span text:style-name="T15"> </text:span>15<text:span text:style-name="T15"> </text:span>000<text:span text:style-name="T15"> </text:span>€.</text:p>
          <text:h text:style-name="P10" text:outline-level="2">- Deu<text:span text:style-name="T22"> </text:span>1<text:span text:style-name="T22"> </text:span>500<text:span text:style-name="T28"> </text:span>€<text:span text:style-name="T23"> </text:span>als<text:span text:style-name="T22"> </text:span>seus<text:span text:style-name="T25"> </text:span>proveïdors,<text:span text:style-name="T28"> </text:span>dels<text:span text:style-name="T28"> </text:span>quals<text:span text:style-name="T22"> </text:span>ha<text:span text:style-name="T23"> </text:span>anticipat<text:span text:style-name="T25"> </text:span>300<text:span text:style-name="T23"> </text:span>€;<text:span text:style-name="T24"> </text:span>la<text:span text:style-name="T25"> </text:span>resta<text:span text:style-name="T23"> </text:span>del<text:span text:style-name="T28"> </text:span>deute<text:span text:style-name="T23"> </text:span>venç<text:span text:style-name="T28"> </text:span>en<text:span text:style-name="T23"> </text:span>els<text:span text:style-name="T25"> </text:span>propers<text:span text:style-name="T29"> </text:span>90<text:span text:style-name="T31"> </text:span>dies.</text:h>
          <text:p text:style-name="P21">- L’empresa<text:span text:style-name="T34"> </text:span>té<text:span text:style-name="T1"> </text:span>una<text:span text:style-name="T3"> </text:span>flota<text:span text:style-name="T1"> </text:span>de<text:span text:style-name="T3"> </text:span>camions<text:span text:style-name="T15"> </text:span>per<text:span text:style-name="T1"> </text:span>transportar-hi<text:span text:style-name="T3"> </text:span>els<text:span text:style-name="T1"> </text:span>productes<text:span text:style-name="T3"> </text:span>valorada<text:span text:style-name="T3"> </text:span>en<text:span text:style-name="T3"> </text:span>57<text:span text:style-name="T3"> </text:span>500<text:span text:style-name="T26"> </text:span>€.</text:p>
          <text:h text:style-name="P7" text:outline-level="2">- Bales,<text:span text:style-name="T12"> </text:span>SL,<text:span text:style-name="T4"> </text:span>té<text:span text:style-name="T3"> </text:span>una<text:span text:style-name="T9"> </text:span>patent<text:span text:style-name="T12"> </text:span>per<text:span text:style-name="T12"> </text:span>fabricar<text:span text:style-name="T12"> </text:span>els<text:span text:style-name="T15"> </text:span>seus<text:span text:style-name="T12"> </text:span>productes<text:span text:style-name="T15"> </text:span>valorada<text:span text:style-name="T9"> </text:span>en<text:span text:style-name="T15"> </text:span>10<text:span text:style-name="T12"> </text:span>000<text:span text:style-name="T9"> </text:span>€.</text:h>
          <text:p text:style-name="P21">- El<text:span text:style-name="T1"> </text:span>local<text:span text:style-name="T9"> </text:span>on<text:span text:style-name="T1"> </text:span>l’empresa<text:span text:style-name="T15"> </text:span>realitza<text:span text:style-name="T15"> </text:span>l’activitat<text:span text:style-name="T15"> </text:span>productiva<text:span text:style-name="T15"> </text:span>és<text:span text:style-name="T1"> </text:span>de<text:span text:style-name="T1"> </text:span>la<text:span text:style-name="T15"> </text:span>seva<text:span text:style-name="T15"> </text:span>propietat<text:span text:style-name="T3"> </text:span>i<text:span text:style-name="T9"> </text:span>està<text:span text:style-name="T3"> </text:span>valorat<text:span text:style-name="T15"> </text:span>en<text:span text:style-name="T3"> </text:span>120<text:span text:style-name="T1"> </text:span>000<text:span text:style-name="T1"> </text:span>€.</text:p>
          <text:h text:style-name="P8" text:outline-level="2">- L’empresa<text:span text:style-name="T9"> </text:span>ha<text:span text:style-name="T3"> </text:span>subscrit<text:span text:style-name="T12"> </text:span>un<text:span text:style-name="T9"> </text:span>préstec<text:span text:style-name="T4"> </text:span>amb<text:span text:style-name="T9"> </text:span>una<text:span text:style-name="T9"> </text:span>entitat<text:span text:style-name="T12"> </text:span>de<text:span text:style-name="T1"> </text:span>crèdit<text:span text:style-name="T15"> </text:span>de<text:span text:style-name="T9"> </text:span>100<text:span text:style-name="T15"> </text:span>000<text:span text:style-name="T9"> </text:span>€<text:span text:style-name="T12"> </text:span>a<text:span text:style-name="T1"> </text:span>10<text:span text:style-name="T15"> </text:span>anys.</text:h>
          <text:p text:style-name="P21">- Actualment,<text:span text:style-name="T15"> </text:span>té<text:span text:style-name="T12"> </text:span>mercaderies<text:span text:style-name="T12"> </text:span>per<text:span text:style-name="T4"> </text:span>un<text:span text:style-name="T1"> </text:span>valor<text:span text:style-name="T15"> </text:span>de<text:span text:style-name="T12"> </text:span>5<text:span text:style-name="T9"> </text:span>000<text:span text:style-name="T9"> </text:span>€<text:span text:style-name="T4"> </text:span>al<text:span text:style-name="T15"> </text:span>magatzem.</text:p>
          <text:h text:style-name="P9" text:outline-level="2">- En<text:span text:style-name="T12"> </text:span>el<text:span text:style-name="T9"> </text:span>compte<text:span text:style-name="T15"> </text:span>corrent<text:span text:style-name="T18"> </text:span>de<text:span text:style-name="T15"> </text:span>l’empresa<text:span text:style-name="T12"> </text:span>hi<text:span text:style-name="T12"> </text:span>ha<text:span text:style-name="T9"> </text:span>2<text:span text:style-name="T12"> </text:span>500<text:span text:style-name="T9"> </text:span>€<text:span text:style-name="T12"> </text:span>i<text:span text:style-name="T4"> </text:span>en<text:span text:style-name="T9"> </text:span>caixa<text:span text:style-name="T4"> </text:span>guarden<text:span text:style-name="T12"> </text:span>800<text:span text:style-name="T4"> </text:span>€.</text:h>
          <text:p text:style-name="P25">- Té<text:span text:style-name="T35"> </text:span>un<text:span text:style-name="T36"> </text:span>deute<text:span text:style-name="T24"> </text:span>amb<text:span text:style-name="T37"> </text:span>una<text:span text:style-name="T24"> </text:span>entitat<text:span text:style-name="T22"> </text:span>financera<text:span text:style-name="T36"> </text:span>per<text:span text:style-name="T35"> </text:span>un<text:span text:style-name="T36"> </text:span>valor<text:span text:style-name="T37"> </text:span>de<text:span text:style-name="T24"> </text:span>5<text:span text:style-name="T35"> </text:span>000<text:span text:style-name="T35"> </text:span>€,<text:span text:style-name="T35"> </text:span>i<text:span text:style-name="T35"> </text:span>el<text:span text:style-name="T35"> </text:span>seu<text:span text:style-name="T24"> </text:span>termini<text:span text:style-name="T36"> </text:span>de<text:span text:style-name="T35"> </text:span>devolució<text:span text:style-name="T36"> </text:span>és<text:span text:style-name="T35"> </text:span>de<text:span text:style-name="T36"> </text:span>10<text:span text:style-name="T38"> </text:span>mesos.</text:p>
          <text:h text:style-name="P13" text:outline-level="2"><text:span text:style-name="T18">- S’estima</text:span><text:span text:style-name="T9"> </text:span><text:span text:style-name="T18">que</text:span><text:span text:style-name="T12"> </text:span><text:span text:style-name="T18">la</text:span><text:span text:style-name="T9"> </text:span><text:span text:style-name="T18">pèrdua</text:span><text:span text:style-name="T12"> </text:span><text:span text:style-name="T18">de</text:span><text:span text:style-name="T15"> </text:span><text:span text:style-name="T18">valor</text:span><text:span text:style-name="T9"> </text:span><text:span text:style-name="T18">de</text:span><text:span text:style-name="T9"> </text:span><text:span text:style-name="T18">l’immobilitzat</text:span><text:span text:style-name="T4"> </text:span><text:span text:style-name="T18">material</text:span><text:span text:style-name="T9"> </text:span><text:span text:style-name="T18">és</text:span><text:span text:style-name="T12"> </text:span><text:span text:style-name="T18">de</text:span><text:span text:style-name="T15"> </text:span><text:span text:style-name="T18">9</text:span><text:span text:style-name="T12"> </text:span><text:span text:style-name="T18">000</text:span><text:span text:style-name="T9"> </text:span><text:span text:style-name="T18">€.</text:span></text:h>
        </text:list-header>
      </text:list>
      <text:h text:style-name="P3" text:outline-level="2"/>
      <text:h text:style-name="P3" text:outline-level="2"/>
      <text:h text:style-name="P17" text:outline-level="2">Actiu:</text:h>
      <text:list xml:id="list3463742182" text:style-name="L1">
        <text:list-item>
          <text:h text:style-name="P18" text:outline-level="2">Corrent: Clients(4400€) + Mercaderies(5000€) + Caixa(800€) + Banc(2500€) = 12.700€</text:h>
        </text:list-item>
        <text:list-item>
          <text:h text:style-name="P18" text:outline-level="2"><text:soft-page-break/>No corrent: Flota de camions(57500€) + Patent(10000€) + Local(120000€) - Inmobilitzat(9000€) = 187.500€</text:h>
        </text:list-item>
      </text:list>
      <text:h text:style-name="P3" text:outline-level="2"/>
      <text:h text:style-name="P17" text:outline-level="2">Passiu:</text:h>
      <text:list xml:id="list378125501" text:style-name="L2">
        <text:list-item>
          <text:h text:style-name="P19" text:outline-level="2">Patrimoni net: Capital Social(70000€) + Reserva(15000€) = 85.000€</text:h>
        </text:list-item>
        <text:list-item>
          <text:h text:style-name="P19" text:outline-level="2">Corrent: Prove<text:span text:style-name="T47">ïdors(1200€) + Deutes a curt termini amb entitats de crèdit(5000€) = 6.200€</text:span></text:h>
        </text:list-item>
        <text:list-item>
          <text:h text:style-name="P19" text:outline-level="2"><text:span text:style-name="T47">No corrent: Prèstec(100000€) = 100.000€</text:span></text:h>
        </text:list-item>
      </text:list>
      <text:h text:style-name="P16" text:outline-level="2"/>
      <text:h text:style-name="P20" text:outline-level="2">Total Actiu: 191.200€</text:h>
      <text:h text:style-name="P20" text:outline-level="2">Total Passiu: 191.200€</text:h>
      <text:list xml:id="list150108509555817" text:continue-list="list150108060184161" text:style-name="WWNum2">
        <text:list-header>
          <text:p text:style-name="P29"><text:span text:style-name="T8">5 </text:span><text:span text:style-name="T7">Elabora</text:span><text:span text:style-name="T10"> </text:span><text:span text:style-name="T7">el</text:span><text:span text:style-name="T32"> </text:span><text:span text:style-name="T7">balanç</text:span><text:span text:style-name="T19"> </text:span><text:span text:style-name="T7">de</text:span><text:span text:style-name="T13"> </text:span><text:span text:style-name="T7">l'empresa</text:span><text:span text:style-name="T13"> </text:span><text:span text:style-name="T7">K2,</text:span><text:span text:style-name="T19"> </text:span><text:span text:style-name="T7">SL,</text:span><text:span text:style-name="T5"> </text:span><text:span text:style-name="T7">a</text:span><text:span text:style-name="T13"> </text:span><text:span text:style-name="T7">partir</text:span><text:span text:style-name="T10"> </text:span><text:span text:style-name="T7">de</text:span><text:span text:style-name="T13"> </text:span><text:span text:style-name="T7">la</text:span><text:span text:style-name="T13"> </text:span><text:span text:style-name="T7">informació següent:</text:span></text:p>
          <text:h text:style-name="P6" text:outline-level="2">-<text:span text:style-name="T39"> No</text:span><text:span text:style-name="T11"> </text:span><text:span text:style-name="T39">tenim</text:span><text:span text:style-name="T6"> </text:span><text:span text:style-name="T39">informació</text:span><text:span text:style-name="T17"> </text:span><text:span text:style-name="T39">sobre</text:span><text:span text:style-name="T17"> </text:span><text:span text:style-name="T39">el</text:span><text:span text:style-name="T14"> </text:span><text:span text:style-name="T39">capital</text:span><text:span text:style-name="T11"> </text:span><text:span text:style-name="T39">inicial</text:span><text:span text:style-name="T30"> </text:span><text:span text:style-name="T39">que</text:span><text:span text:style-name="T14"> </text:span><text:span text:style-name="T39">hi</text:span><text:span text:style-name="T20"> </text:span><text:span text:style-name="T39">han</text:span><text:span text:style-name="T14"> </text:span><text:span text:style-name="T39">aportat</text:span><text:span text:style-name="T6"> </text:span><text:span text:style-name="T39">els</text:span><text:span text:style-name="T6"> </text:span><text:span text:style-name="T39">socis.</text:span></text:h>
          <text:p text:style-name="P26">- El<text:span text:style-name="T4"> </text:span>deute<text:span text:style-name="T12"> </text:span>dels<text:span text:style-name="T4"> </text:span>clients<text:span text:style-name="T9"> </text:span>amb<text:span text:style-name="T12"> </text:span>l’empresa<text:span text:style-name="T12"> </text:span>puja<text:span text:style-name="T12"> </text:span>a<text:span text:style-name="T15"> </text:span>la<text:span text:style-name="T12"> </text:span>suma<text:span text:style-name="T12"> </text:span>de<text:span text:style-name="T1"> </text:span>2<text:span text:style-name="T12"> </text:span>500<text:span text:style-name="T9"> </text:span>€;<text:span text:style-name="T12"> </text:span>es<text:span text:style-name="T9"> </text:span>cobrarà<text:span text:style-name="T12"> </text:span>en<text:span text:style-name="T12"> </text:span>60<text:span text:style-name="T1"> </text:span>dies.</text:p>
          <text:h text:style-name="P12" text:outline-level="2">- Enguany<text:span text:style-name="T15"> </text:span>l’empresa<text:span text:style-name="T15"> </text:span>ha<text:span text:style-name="T1"> </text:span>tingut<text:span text:style-name="T15"> </text:span>uns<text:span text:style-name="T9"> </text:span>resultats<text:span text:style-name="T15"> </text:span>positius<text:span text:style-name="T9"> </text:span>de<text:span text:style-name="T15"> </text:span>l’exercici<text:span text:style-name="T1"> </text:span>per<text:span text:style-name="T15"> </text:span>un<text:span text:style-name="T1"> </text:span>import<text:span text:style-name="T9"> </text:span>de </text:h>
          <text:h text:style-name="P12" text:outline-level="2">6<text:span text:style-name="T1"> </text:span><text:span text:style-name="T2">0</text:span>00<text:span text:style-name="T1"> </text:span>€.</text:h>
          <text:p text:style-name="P27">- L’empresa<text:span text:style-name="T26"> </text:span>disposa<text:span text:style-name="T3"> </text:span>d’equips<text:span text:style-name="T1"> </text:span>per<text:span text:style-name="T3"> </text:span>al<text:span text:style-name="T26"> </text:span>procés<text:span text:style-name="T1"> </text:span>d’informació<text:span text:style-name="T26"> </text:span>valorats<text:span text:style-name="T26"> </text:span>en<text:span text:style-name="T26"> </text:span>28<text:span text:style-name="T1"> </text:span>000<text:span text:style-name="T26"> </text:span>€.</text:p>
          <text:h text:style-name="P11" text:outline-level="2">- El<text:span text:style-name="T1"> </text:span>local<text:span text:style-name="T15"> </text:span>on<text:span text:style-name="T15"> </text:span>l’empresa<text:span text:style-name="T1"> </text:span>realitza<text:span text:style-name="T1"> </text:span>l’activitat<text:span text:style-name="T9"> </text:span>productiva<text:span text:style-name="T1"> </text:span>és<text:span text:style-name="T3"> </text:span>de<text:span text:style-name="T15"> </text:span>la<text:span text:style-name="T1"> </text:span>seva<text:span text:style-name="T1"> </text:span>propietat<text:span text:style-name="T1"> </text:span>i<text:span text:style-name="T15"> </text:span>està<text:span text:style-name="T3"> </text:span>valorat<text:span text:style-name="T15"> </text:span>en<text:span text:style-name="T3"> </text:span>80<text:span text:style-name="T3"> </text:span>000<text:span text:style-name="T1"> </text:span>€.</text:h>
          <text:p text:style-name="P28">- Deu<text:span text:style-name="T24"> </text:span>2<text:span text:style-name="T28"> </text:span>600<text:span text:style-name="T24"> </text:span>€<text:span text:style-name="T28"> </text:span>als<text:span text:style-name="T25"> </text:span>seus<text:span text:style-name="T23"> </text:span>proveïdors,<text:span text:style-name="T28"> </text:span>dels<text:span text:style-name="T23"> </text:span>quals<text:span text:style-name="T22"> </text:span>ha<text:span text:style-name="T23"> </text:span>anticipat<text:span text:style-name="T23"> </text:span>600<text:span text:style-name="T22"> </text:span>€;<text:span text:style-name="T22"> </text:span>la<text:span text:style-name="T23"> </text:span>resta<text:span text:style-name="T23"> </text:span>del<text:span text:style-name="T25"> </text:span>deute<text:span text:style-name="T23"> </text:span>venç<text:span text:style-name="T25"> </text:span>en<text:span text:style-name="T23"> </text:span>els<text:span text:style-name="T25"> </text:span>propers<text:span text:style-name="T33"> </text:span>90<text:span text:style-name="T31"> </text:span>dies.</text:p>
          <text:h text:style-name="P11" text:outline-level="2">- L’empresa<text:span text:style-name="T15"> </text:span>ha<text:span text:style-name="T1"> </text:span>subscrit<text:span text:style-name="T12"> </text:span>un<text:span text:style-name="T9"> </text:span>préstec<text:span text:style-name="T4"> </text:span>amb<text:span text:style-name="T9"> </text:span>una<text:span text:style-name="T9"> </text:span>entitat<text:span text:style-name="T9"> </text:span>de<text:span text:style-name="T15"> </text:span>crèdit,<text:span text:style-name="T12"> </text:span>de<text:span text:style-name="T9"> </text:span>60<text:span text:style-name="T15"> </text:span>000<text:span text:style-name="T12"> </text:span>€<text:span text:style-name="T9"> </text:span>a<text:span text:style-name="T12"> </text:span>5<text:span text:style-name="T15"> </text:span>anys.</text:h>
          <text:p text:style-name="P27">- Actualment,<text:span text:style-name="T15"> </text:span>té<text:span text:style-name="T9"> </text:span>mercaderies<text:span text:style-name="T12"> </text:span>per<text:span text:style-name="T12"> </text:span>un<text:span text:style-name="T1"> </text:span>valor<text:span text:style-name="T15"> </text:span>de<text:span text:style-name="T9"> </text:span>15<text:span text:style-name="T12"> </text:span>000<text:span text:style-name="T9"> </text:span>€<text:span text:style-name="T1"> </text:span>al<text:span text:style-name="T12"> </text:span>magatzem.</text:p>
          <text:h text:style-name="P11" text:outline-level="2">- En<text:span text:style-name="T12"> </text:span>el<text:span text:style-name="T12"> </text:span>compte<text:span text:style-name="T15"> </text:span>corrent<text:span text:style-name="T18"> </text:span>de<text:span text:style-name="T15"> </text:span>l’empresa<text:span text:style-name="T4"> </text:span>hi<text:span text:style-name="T12"> </text:span>ha<text:span text:style-name="T9"> </text:span>1<text:span text:style-name="T4"> </text:span>500<text:span text:style-name="T9"> </text:span>€<text:span text:style-name="T12"> </text:span>i<text:span text:style-name="T18"> </text:span>en<text:span text:style-name="T9"> </text:span>caixa<text:span text:style-name="T4"> </text:span>guarda<text:span text:style-name="T15"> </text:span>1<text:span text:style-name="T18"> </text:span>000<text:span text:style-name="T9"> </text:span>€.</text:h>
          <text:p text:style-name="P28">- Té<text:span text:style-name="T12"> </text:span>un<text:span text:style-name="T12"> </text:span>deute<text:span text:style-name="T4"> </text:span>amb<text:span text:style-name="T4"> </text:span>un<text:span text:style-name="T12"> </text:span>banc<text:span text:style-name="T4"> </text:span>per<text:span text:style-name="T18"> </text:span>un<text:span text:style-name="T12"> </text:span>valor<text:span text:style-name="T18"> </text:span>de<text:span text:style-name="T4"> </text:span>10<text:span text:style-name="T9"> </text:span>000<text:span text:style-name="T12"> </text:span>€<text:span text:style-name="T18"> </text:span>i<text:span text:style-name="T9"> </text:span>el<text:span text:style-name="T18"> </text:span>seu<text:span text:style-name="T4"> </text:span>termini<text:span text:style-name="T18"> </text:span>de<text:span text:style-name="T4"> </text:span>devolució<text:span text:style-name="T4"> </text:span>és<text:span text:style-name="T18"> </text:span>de<text:span text:style-name="T12"> </text:span>10<text:span text:style-name="T18"> </text:span>mesos.</text:p>
          <text:h text:style-name="P14" text:outline-level="2"><text:span text:style-name="T18">- S’estima</text:span><text:span text:style-name="T9"> </text:span><text:span text:style-name="T18">que</text:span><text:span text:style-name="T12"> </text:span><text:span text:style-name="T18">la</text:span><text:span text:style-name="T12"> </text:span><text:span text:style-name="T18">pèrdua</text:span><text:span text:style-name="T12"> </text:span><text:span text:style-name="T18">de</text:span><text:span text:style-name="T15"> </text:span><text:span text:style-name="T18">valor</text:span><text:span text:style-name="T9"> </text:span><text:span text:style-name="T18">de</text:span><text:span text:style-name="T12"> </text:span><text:span text:style-name="T18">l’immobilitzat</text:span><text:span text:style-name="T4"> </text:span><text:span text:style-name="T18">material</text:span><text:span text:style-name="T9"> </text:span><text:span text:style-name="T18">és</text:span><text:span text:style-name="T12"> </text:span><text:span text:style-name="T18">de</text:span><text:span text:style-name="T15"> </text:span><text:span text:style-name="T18">10</text:span><text:span text:style-name="T9"> </text:span><text:span text:style-name="T18">000</text:span><text:span text:style-name="T9"> </text:span><text:span text:style-name="T18">€.</text:span></text:h>
        </text:list-header>
      </text:list>
      <text:p text:style-name="P4"/>
      <text:p text:style-name="P2"/>
      <text:p text:style-name="P31">Actiu:</text:p>
      <text:list xml:id="list1173537682" text:style-name="L3">
        <text:list-item>
          <text:p text:style-name="P32">Corrent: Clients(2500€) + Bancs(1500€) + Mercaderies(15000€) + Caixa(1000€) = 20.000€</text:p>
        </text:list-item>
        <text:list-item>
          <text:p text:style-name="P32">No corrent: Equips Informació(28000€) + Local(80000€) - Inmobilitzat(10000) = 98.000€</text:p>
        </text:list-item>
      </text:list>
      <text:p text:style-name="P31">Passiu:</text:p>
      <text:list xml:id="list355885716" text:style-name="L4">
        <text:list-item>
          <text:p text:style-name="P33">Patrimoni net: Capital inicial(40000€) + Resultat exercici(6000€) = 46.000€</text:p>
        </text:list-item>
        <text:list-item>
          <text:p text:style-name="P33">Corrent: Proveidor(2000€) + Deutes de curt termini(10000€) = 12.000€</text:p>
        </text:list-item>
        <text:list-item>
          <text:p text:style-name="P33">No corrent: Deutes a llarg termini(60000€) = 60.000€</text:p>
        </text:list-item>
      </text:list>
      <text:p text:style-name="P34"><text:soft-page-break/>Total Actiu: 118.000€</text:p>
      <text:p text:style-name="P34">Total Passiu: 118.000€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472in" fo:margin-right="0in" fo:text-indent="0in" style:auto-text-indent="false"/>
      <style:text-properties style:font-name="Calibri" fo:font-family="Calibri" style:font-family-generic="roman" style:font-pitch="variable" fo:font-size="11pt" fo:language="ca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98in" fo:margin-right="0in" fo:text-indent="-0.2516in" style:auto-text-indent="false"/>
      <style:text-properties style:font-name="Calibri" fo:font-family="Calibri" style:font-family-generic="roman" style:font-pitch="variable" fo:language="ca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ListLabel_20_127" style:display-name="ListLabel 127" style:family="text">
      <style:text-properties fo:font-size="11pt" fo:language="ca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28" style:display-name="ListLabel 128" style:family="text">
      <style:text-properties fo:language="ca" fo:country="ES" style:language-asian="en" style:country-asian="US" style:language-complex="ar" style:country-complex="SA"/>
    </style:style>
    <style:style style:name="ListLabel_20_129" style:display-name="ListLabel 129" style:family="text">
      <style:text-properties fo:language="ca" fo:country="ES" style:language-asian="en" style:country-asian="US" style:language-complex="ar" style:country-complex="SA"/>
    </style:style>
    <style:style style:name="ListLabel_20_130" style:display-name="ListLabel 130" style:family="text">
      <style:text-properties fo:language="ca" fo:country="ES" style:language-asian="en" style:country-asian="US" style:language-complex="ar" style:country-complex="SA"/>
    </style:style>
    <style:style style:name="ListLabel_20_131" style:display-name="ListLabel 131" style:family="text">
      <style:text-properties fo:language="ca" fo:country="ES" style:language-asian="en" style:country-asian="US" style:language-complex="ar" style:country-complex="SA"/>
    </style:style>
    <style:style style:name="ListLabel_20_132" style:display-name="ListLabel 132" style:family="text">
      <style:text-properties fo:language="ca" fo:country="ES" style:language-asian="en" style:country-asian="US" style:language-complex="ar" style:country-complex="SA"/>
    </style:style>
    <style:style style:name="ListLabel_20_133" style:display-name="ListLabel 133" style:family="text">
      <style:text-properties fo:language="ca" fo:country="ES" style:language-asian="en" style:country-asian="US" style:language-complex="ar" style:country-complex="SA"/>
    </style:style>
    <style:style style:name="ListLabel_20_134" style:display-name="ListLabel 134" style:family="text">
      <style:text-properties fo:language="ca" fo:country="ES" style:language-asian="en" style:country-asian="US" style:language-complex="ar" style:country-complex="SA"/>
    </style:style>
    <style:style style:name="ListLabel_20_135" style:display-name="ListLabel 135" style:family="text">
      <style:text-properties fo:language="ca" fo:country="ES" style:language-asian="en" style:country-asian="US" style:language-complex="ar" style:country-complex="SA"/>
    </style:style>
    <style:style style:name="ListLabel_20_154" style:display-name="ListLabel 154" style:family="text">
      <style:text-properties fo:color="#0070a6" loext:opacity="100%" fo:font-size="11pt" fo:language="ca" fo:country="ES" fo:font-weight="bold" style:font-name-asian="Tahoma1" style:font-family-asian="Tahoma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scale="100%"/>
    </style:style>
    <style:style style:name="ListLabel_20_155" style:display-name="ListLabel 155" style:family="text">
      <style:text-properties fo:language="ca" fo:country="ES" style:language-asian="en" style:country-asian="US" style:language-complex="ar" style:country-complex="SA"/>
    </style:style>
    <style:style style:name="ListLabel_20_156" style:display-name="ListLabel 156" style:family="text">
      <style:text-properties fo:language="ca" fo:country="ES" style:language-asian="en" style:country-asian="US" style:language-complex="ar" style:country-complex="SA"/>
    </style:style>
    <style:style style:name="ListLabel_20_157" style:display-name="ListLabel 157" style:family="text">
      <style:text-properties fo:language="ca" fo:country="ES" style:language-asian="en" style:country-asian="US" style:language-complex="ar" style:country-complex="SA"/>
    </style:style>
    <style:style style:name="ListLabel_20_158" style:display-name="ListLabel 158" style:family="text">
      <style:text-properties fo:language="ca" fo:country="ES" style:language-asian="en" style:country-asian="US" style:language-complex="ar" style:country-complex="SA"/>
    </style:style>
    <style:style style:name="ListLabel_20_159" style:display-name="ListLabel 159" style:family="text">
      <style:text-properties fo:language="ca" fo:country="ES" style:language-asian="en" style:country-asian="US" style:language-complex="ar" style:country-complex="SA"/>
    </style:style>
    <style:style style:name="ListLabel_20_160" style:display-name="ListLabel 160" style:family="text">
      <style:text-properties fo:language="ca" fo:country="ES" style:language-asian="en" style:country-asian="US" style:language-complex="ar" style:country-complex="SA"/>
    </style:style>
    <style:style style:name="ListLabel_20_161" style:display-name="ListLabel 161" style:family="text">
      <style:text-properties fo:language="ca" fo:country="ES" style:language-asian="en" style:country-asian="US" style:language-complex="ar" style:country-complex="SA"/>
    </style:style>
    <style:style style:name="ListLabel_20_162" style:display-name="ListLabel 162" style:family="text">
      <style:text-properties fo:language="ca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1835in" fo:margin-left="0.1472in"/>
        </style:list-level-properties>
      </text:list-level-style-number>
      <text:list-level-style-bullet text:level="2" text:style-name="ListLabel_20_128" loext:num-list-format="%2%•" style:num-suffix="•" text:bullet-char="•">
        <style:list-level-properties text:list-level-position-and-space-mode="label-alignment">
          <style:list-level-label-alignment text:label-followed-by="listtab" fo:text-indent="-0.1835in" fo:margin-left="0.8362in"/>
        </style:list-level-properties>
      </text:list-level-style-bullet>
      <text:list-level-style-bullet text:level="3" text:style-name="ListLabel_20_129" loext:num-list-format="%3%•" style:num-suffix="•" text:bullet-char="•">
        <style:list-level-properties text:list-level-position-and-space-mode="label-alignment">
          <style:list-level-label-alignment text:label-followed-by="listtab" fo:text-indent="-0.1835in" fo:margin-left="1.5201in"/>
        </style:list-level-properties>
      </text:list-level-style-bullet>
      <text:list-level-style-bullet text:level="4" text:style-name="ListLabel_20_130" loext:num-list-format="%4%•" style:num-suffix="•" text:bullet-char="•">
        <style:list-level-properties text:list-level-position-and-space-mode="label-alignment">
          <style:list-level-label-alignment text:label-followed-by="listtab" fo:text-indent="-0.1835in" fo:margin-left="2.2035in"/>
        </style:list-level-properties>
      </text:list-level-style-bullet>
      <text:list-level-style-bullet text:level="5" text:style-name="ListLabel_20_131" loext:num-list-format="%5%•" style:num-suffix="•" text:bullet-char="•">
        <style:list-level-properties text:list-level-position-and-space-mode="label-alignment">
          <style:list-level-label-alignment text:label-followed-by="listtab" fo:text-indent="-0.1835in" fo:margin-left="2.8874in"/>
        </style:list-level-properties>
      </text:list-level-style-bullet>
      <text:list-level-style-bullet text:level="6" text:style-name="ListLabel_20_132" loext:num-list-format="%6%•" style:num-suffix="•" text:bullet-char="•">
        <style:list-level-properties text:list-level-position-and-space-mode="label-alignment">
          <style:list-level-label-alignment text:label-followed-by="listtab" fo:text-indent="-0.1835in" fo:margin-left="3.5717in"/>
        </style:list-level-properties>
      </text:list-level-style-bullet>
      <text:list-level-style-bullet text:level="7" text:style-name="ListLabel_20_133" loext:num-list-format="%7%•" style:num-suffix="•" text:bullet-char="•">
        <style:list-level-properties text:list-level-position-and-space-mode="label-alignment">
          <style:list-level-label-alignment text:label-followed-by="listtab" fo:text-indent="-0.1835in" fo:margin-left="4.2547in"/>
        </style:list-level-properties>
      </text:list-level-style-bullet>
      <text:list-level-style-bullet text:level="8" text:style-name="ListLabel_20_134" loext:num-list-format="%8%•" style:num-suffix="•" text:bullet-char="•">
        <style:list-level-properties text:list-level-position-and-space-mode="label-alignment">
          <style:list-level-label-alignment text:label-followed-by="listtab" fo:text-indent="-0.1835in" fo:margin-left="4.939in"/>
        </style:list-level-properties>
      </text:list-level-style-bullet>
      <text:list-level-style-bullet text:level="9" text:style-name="ListLabel_20_135" loext:num-list-format="%9%•" style:num-suffix="•" text:bullet-char="•">
        <style:list-level-properties text:list-level-position-and-space-mode="label-alignment">
          <style:list-level-label-alignment text:label-followed-by="listtab" fo:text-indent="-0.1835in" fo:margin-left="5.62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4" loext:num-list-format="%1%■" style:num-suffix="■" text:bullet-char="■">
        <style:list-level-properties text:list-level-position-and-space-mode="label-alignment">
          <style:list-level-label-alignment text:label-followed-by="listtab" fo:text-indent="-0.2508in" fo:margin-left="0.398in"/>
        </style:list-level-properties>
        <style:text-properties style:font-name="Tahoma"/>
      </text:list-level-style-bullet>
      <text:list-level-style-bullet text:level="2" text:style-name="ListLabel_20_155" loext:num-list-format="%2%•" style:num-suffix="•" text:bullet-char="•">
        <style:list-level-properties text:list-level-position-and-space-mode="label-alignment">
          <style:list-level-label-alignment text:label-followed-by="listtab" fo:text-indent="-0.2508in" fo:margin-left="1.061in"/>
        </style:list-level-properties>
      </text:list-level-style-bullet>
      <text:list-level-style-bullet text:level="3" text:style-name="ListLabel_20_156" loext:num-list-format="%3%•" style:num-suffix="•" text:bullet-char="•">
        <style:list-level-properties text:list-level-position-and-space-mode="label-alignment">
          <style:list-level-label-alignment text:label-followed-by="listtab" fo:text-indent="-0.2508in" fo:margin-left="1.7201in"/>
        </style:list-level-properties>
      </text:list-level-style-bullet>
      <text:list-level-style-bullet text:level="4" text:style-name="ListLabel_20_157" loext:num-list-format="%4%•" style:num-suffix="•" text:bullet-char="•">
        <style:list-level-properties text:list-level-position-and-space-mode="label-alignment">
          <style:list-level-label-alignment text:label-followed-by="listtab" fo:text-indent="-0.2508in" fo:margin-left="2.3783in"/>
        </style:list-level-properties>
      </text:list-level-style-bullet>
      <text:list-level-style-bullet text:level="5" text:style-name="ListLabel_20_158" loext:num-list-format="%5%•" style:num-suffix="•" text:bullet-char="•">
        <style:list-level-properties text:list-level-position-and-space-mode="label-alignment">
          <style:list-level-label-alignment text:label-followed-by="listtab" fo:text-indent="-0.2508in" fo:margin-left="3.0374in"/>
        </style:list-level-properties>
      </text:list-level-style-bullet>
      <text:list-level-style-bullet text:level="6" text:style-name="ListLabel_20_159" loext:num-list-format="%6%•" style:num-suffix="•" text:bullet-char="•">
        <style:list-level-properties text:list-level-position-and-space-mode="label-alignment">
          <style:list-level-label-alignment text:label-followed-by="listtab" fo:text-indent="-0.2508in" fo:margin-left="3.6965in"/>
        </style:list-level-properties>
      </text:list-level-style-bullet>
      <text:list-level-style-bullet text:level="7" text:style-name="ListLabel_20_160" loext:num-list-format="%7%•" style:num-suffix="•" text:bullet-char="•">
        <style:list-level-properties text:list-level-position-and-space-mode="label-alignment">
          <style:list-level-label-alignment text:label-followed-by="listtab" fo:text-indent="-0.2508in" fo:margin-left="4.3547in"/>
        </style:list-level-properties>
      </text:list-level-style-bullet>
      <text:list-level-style-bullet text:level="8" text:style-name="ListLabel_20_161" loext:num-list-format="%8%•" style:num-suffix="•" text:bullet-char="•">
        <style:list-level-properties text:list-level-position-and-space-mode="label-alignment">
          <style:list-level-label-alignment text:label-followed-by="listtab" fo:text-indent="-0.2508in" fo:margin-left="5.0138in"/>
        </style:list-level-properties>
      </text:list-level-style-bullet>
      <text:list-level-style-bullet text:level="9" text:style-name="ListLabel_20_162" loext:num-list-format="%9%•" style:num-suffix="•" text:bullet-char="•">
        <style:list-level-properties text:list-level-position-and-space-mode="label-alignment">
          <style:list-level-label-alignment text:label-followed-by="listtab" fo:text-indent="-0.2508in" fo:margin-left="5.67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2:14:44.345874123</meta:creation-date>
    <dc:date>2023-02-23T15:01:06.742957977</dc:date>
    <meta:editing-duration>PT24M5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57" meta:word-count="706" meta:character-count="3696" meta:non-whitespace-character-count="3090"/>
  </office:meta>
</office:document-meta>
</file>